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8646in"/>
    </style:style>
    <style:style style:name="co20" style:family="table-column">
      <style:table-column-properties fo:break-before="auto" style:column-width="3.312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5.6563in"/>
    </style:style>
    <style:style style:name="co23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854in"/>
    </style:style>
    <style:style style:name="co24" style:family="table-column">
      <style:table-column-properties fo:break-before="auto" style:column-width="1.1252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2.6252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3472in"/>
    </style:style>
    <style:style style:name="co13" style:family="table-column">
      <style:table-column-properties fo:break-before="auto" style:column-width="0.9693in"/>
    </style:style>
    <style:style style:name="co14" style:family="table-column">
      <style:table-column-properties fo:break-before="auto" style:column-width="0.561in"/>
    </style:style>
    <style:style style:name="co15" style:family="table-column">
      <style:table-column-properties fo:break-before="auto" style:column-width="3.25in"/>
    </style:style>
    <style:style style:name="co16" style:family="table-column">
      <style:table-column-properties fo:break-before="auto" style:column-width="3.4689in"/>
    </style:style>
    <style:style style:name="co18" style:family="table-column">
      <style:table-column-properties fo:break-before="auto" style:column-width="3.2854in"/>
    </style:style>
    <style:style style:name="co25" style:family="table-column">
      <style:table-column-properties fo:break-before="auto" style:column-width="2.9898in"/>
    </style:style>
    <style:style style:name="co26" style:family="table-column">
      <style:table-column-properties fo:break-before="auto" style:column-width="3.3228in"/>
    </style:style>
    <style:style style:name="co27" style:family="table-column">
      <style:table-column-properties fo:break-before="auto" style:column-width="3.4374in"/>
    </style:style>
    <style:style style:name="co28" style:family="table-column">
      <style:table-column-properties fo:break-before="auto" style:column-width="1.0626in"/>
    </style:style>
    <style:style style:name="co29" style:family="table-column">
      <style:table-column-properties fo:break-before="auto" style:column-width="0.8335in"/>
    </style:style>
    <style:style style:name="co30" style:family="table-column">
      <style:table-column-properties fo:break-before="auto" style:column-width="3.2917in"/>
    </style:style>
    <style:style style:name="co31" style:family="table-column">
      <style:table-column-properties fo:break-before="auto" style:column-width="3.9689in"/>
    </style:style>
    <style:style style:name="co32" style:family="table-column">
      <style:table-column-properties fo:break-before="auto" style:column-width="0.5102in"/>
    </style:style>
    <style:style style:name="co33" style:family="table-column">
      <style:table-column-properties fo:break-before="auto" style:column-width="1.4063in"/>
    </style:style>
    <style:style style:name="co34" style:family="table-column">
      <style:table-column-properties fo:break-before="auto" style:column-width="1.75in"/>
    </style:style>
    <style:style style:name="co35" style:family="table-column">
      <style:table-column-properties fo:break-before="auto" style:column-width="4.1043in"/>
    </style:style>
    <style:style style:name="co36" style:family="table-column">
      <style:table-column-properties fo:break-before="auto" style:column-width="3.7189in"/>
    </style:style>
    <style:style style:name="co37" style:family="table-column">
      <style:table-column-properties fo:break-before="auto" style:column-width="1.25in"/>
    </style:style>
    <style:style style:name="co38" style:family="table-column">
      <style:table-column-properties fo:break-before="auto" style:column-width="1.0311in"/>
    </style:style>
    <style:style style:name="co39" style:family="table-column">
      <style:table-column-properties fo:break-before="auto" style:column-width="0.6736in"/>
    </style:style>
    <style:style style:name="co40" style:family="table-column">
      <style:table-column-properties fo:break-before="auto" style:column-width="0.8543in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4457in" fo:break-before="auto" style:use-optimal-row-height="true"/>
    </style:style>
    <style:style style:name="ro63" style:family="table-row">
      <style:table-row-properties style:row-height="3.7516in" fo:break-before="auto" style:use-optimal-row-height="true"/>
    </style:style>
    <style:style style:name="ro64" style:family="table-row">
      <style:table-row-properties style:row-height="2.8189in" fo:break-before="auto" style:use-optimal-row-height="true"/>
    </style:style>
    <style:style style:name="ro65" style:family="table-row">
      <style:table-row-properties style:row-height="3.1925in" fo:break-before="auto" style:use-optimal-row-height="true"/>
    </style:style>
    <style:style style:name="ro66" style:family="table-row">
      <style:table-row-properties style:row-height="3.5654in" fo:break-before="auto" style:use-optimal-row-height="true"/>
    </style:style>
    <style:style style:name="ro67" style:family="table-row">
      <style:table-row-properties style:row-height="3.3783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69" style:family="table-row">
      <style:table-row-properties style:row-height="3.252in" fo:break-before="auto" style:use-optimal-row-height="false"/>
    </style:style>
    <style:style style:name="ro70" style:family="table-row">
      <style:table-row-properties style:row-height="3.4189in" fo:break-before="auto" style:use-optimal-row-height="false"/>
    </style:style>
    <style:style style:name="ro16" style:family="table-row">
      <style:table-row-properties style:row-height="0.2453in" fo:break-before="auto" style:use-optimal-row-height="true"/>
    </style:style>
    <style:style style:name="ro17" style:family="table-row">
      <style:table-row-properties style:row-height="0.5799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7189in" fo:break-before="auto" style:use-optimal-row-height="false"/>
    </style:style>
    <style:style style:name="ro20" style:family="table-row">
      <style:table-row-properties style:row-height="0.6335in" fo:break-before="auto" style:use-optimal-row-height="false"/>
    </style:style>
    <style:style style:name="ro21" style:family="table-row">
      <style:table-row-properties style:row-height="0.6854in" fo:break-before="auto" style:use-optimal-row-height="false"/>
    </style:style>
    <style:style style:name="ro22" style:family="table-row">
      <style:table-row-properties style:row-height="0.5563in" fo:break-before="auto" style:use-optimal-row-height="false"/>
    </style:style>
    <style:style style:name="ro23" style:family="table-row">
      <style:table-row-properties style:row-height="0.5689in" fo:break-before="auto" style:use-optimal-row-height="false"/>
    </style:style>
    <style:style style:name="ro24" style:family="table-row">
      <style:table-row-properties style:row-height="0.5311in" fo:break-before="auto" style:use-optimal-row-height="false"/>
    </style:style>
    <style:style style:name="ro25" style:family="table-row">
      <style:table-row-properties style:row-height="0.5957in" fo:break-before="auto" style:use-optimal-row-height="false"/>
    </style:style>
    <style:style style:name="ro26" style:family="table-row">
      <style:table-row-properties style:row-height="0.7626in" fo:break-before="auto" style:use-optimal-row-height="false"/>
    </style:style>
    <style:style style:name="ro27" style:family="table-row">
      <style:table-row-properties style:row-height="0.6063in" fo:break-before="auto" style:use-optimal-row-height="false"/>
    </style:style>
    <style:style style:name="ro28" style:family="table-row">
      <style:table-row-properties style:row-height="0.698in" fo:break-before="auto" style:use-optimal-row-height="false"/>
    </style:style>
    <style:style style:name="ro29" style:family="table-row">
      <style:table-row-properties style:row-height="0.648in" fo:break-before="auto" style:use-optimal-row-height="false"/>
    </style:style>
    <style:style style:name="ro30" style:family="table-row">
      <style:table-row-properties style:row-height="0.5728in" fo:break-before="auto" style:use-optimal-row-height="false"/>
    </style:style>
    <style:style style:name="ro31" style:family="table-row">
      <style:table-row-properties style:row-height="0.6583in" fo:break-before="auto" style:use-optimal-row-height="false"/>
    </style:style>
    <style:style style:name="ro32" style:family="table-row">
      <style:table-row-properties style:row-height="0.6043in" fo:break-before="auto" style:use-optimal-row-height="false"/>
    </style:style>
    <style:style style:name="ro33" style:family="table-row">
      <style:table-row-properties style:row-height="0.4917in" fo:break-before="auto" style:use-optimal-row-height="false"/>
    </style:style>
    <style:style style:name="ro34" style:family="table-row">
      <style:table-row-properties style:row-height="0.5437in" fo:break-before="auto" style:use-optimal-row-height="false"/>
    </style:style>
    <style:style style:name="ro35" style:family="table-row">
      <style:table-row-properties style:row-height="0.5189in" fo:break-before="auto" style:use-optimal-row-height="false"/>
    </style:style>
    <style:style style:name="ro36" style:family="table-row">
      <style:table-row-properties style:row-height="0.4146in" fo:break-before="auto" style:use-optimal-row-height="false"/>
    </style:style>
    <style:style style:name="ro37" style:family="table-row">
      <style:table-row-properties style:row-height="0.5835in" fo:break-before="auto" style:use-optimal-row-height="false"/>
    </style:style>
    <style:style style:name="ro38" style:family="table-row">
      <style:table-row-properties style:row-height="0.2291in" fo:break-before="auto" style:use-optimal-row-height="false"/>
    </style:style>
    <style:style style:name="ro39" style:family="table-row">
      <style:table-row-properties style:row-height="0.3874in" fo:break-before="auto" style:use-optimal-row-height="false"/>
    </style:style>
    <style:style style:name="ro40" style:family="table-row">
      <style:table-row-properties style:row-height="0.5043in" fo:break-before="auto" style:use-optimal-row-height="false"/>
    </style:style>
    <style:style style:name="ro41" style:family="table-row">
      <style:table-row-properties style:row-height="0.5937in" fo:break-before="auto" style:use-optimal-row-height="false"/>
    </style:style>
    <style:style style:name="ro42" style:family="table-row">
      <style:table-row-properties style:row-height="0.6146in" fo:break-before="auto" style:use-optimal-row-height="false"/>
    </style:style>
    <style:style style:name="ro43" style:family="table-row">
      <style:table-row-properties style:row-height="0.6354in" fo:break-before="auto" style:use-optimal-row-height="false"/>
    </style:style>
    <style:style style:name="ro44" style:family="table-row">
      <style:table-row-properties style:row-height="0.5417in" fo:break-before="auto" style:use-optimal-row-height="false"/>
    </style:style>
    <style:style style:name="ro45" style:family="table-row">
      <style:table-row-properties style:row-height="0.5626in" fo:break-before="auto" style:use-optimal-row-height="false"/>
    </style:style>
    <style:style style:name="ro46" style:family="table-row">
      <style:table-row-properties style:row-height="0.752in" fo:break-before="auto" style:use-optimal-row-height="false"/>
    </style:style>
    <style:style style:name="ro47" style:family="table-row">
      <style:table-row-properties style:row-height="0.7126in" fo:break-before="auto" style:use-optimal-row-height="false"/>
    </style:style>
    <style:style style:name="ro48" style:family="table-row">
      <style:table-row-properties style:row-height="0.6228in" fo:break-before="auto" style:use-optimal-row-height="false"/>
    </style:style>
    <style:style style:name="ro49" style:family="table-row">
      <style:table-row-properties style:row-height="0.6752in" fo:break-before="auto" style:use-optimal-row-height="false"/>
    </style:style>
    <style:style style:name="ro50" style:family="table-row">
      <style:table-row-properties style:row-height="0.6437in" fo:break-before="auto" style:use-optimal-row-height="false"/>
    </style:style>
    <style:style style:name="ro51" style:family="table-row">
      <style:table-row-properties style:row-height="0.4791in" fo:break-before="auto" style:use-optimal-row-height="false"/>
    </style:style>
    <style:style style:name="ro52" style:family="table-row">
      <style:table-row-properties style:row-height="0.4543in" fo:break-before="auto" style:use-optimal-row-height="false"/>
    </style:style>
    <style:style style:name="ro53" style:family="table-row">
      <style:table-row-properties style:row-height="0.4665in" fo:break-before="auto" style:use-optimal-row-height="false"/>
    </style:style>
    <style:style style:name="ro54" style:family="table-row">
      <style:table-row-properties style:row-height="0.7252in" fo:break-before="auto" style:use-optimal-row-height="false"/>
    </style:style>
    <style:style style:name="ro55" style:family="table-row">
      <style:table-row-properties style:row-height="0.2189in" fo:break-before="auto" style:use-optimal-row-height="false"/>
    </style:style>
    <style:style style:name="ro56" style:family="table-row">
      <style:table-row-properties style:row-height="0.2165in" fo:break-before="auto" style:use-optimal-row-height="false"/>
    </style:style>
    <style:style style:name="ro71" style:family="table-row">
      <style:table-row-properties style:row-height="0.7374in" fo:break-before="auto" style:use-optimal-row-height="false"/>
    </style:style>
    <style:style style:name="ro72" style:family="table-row">
      <style:table-row-properties style:row-height="1.1335in" fo:break-before="auto" style:use-optimal-row-height="false"/>
    </style:style>
    <style:style style:name="ro73" style:family="table-row">
      <style:table-row-properties style:row-height="0.5209in" fo:break-before="auto" style:use-optimal-row-height="false"/>
    </style:style>
    <style:style style:name="ro74" style:family="table-row">
      <style:table-row-properties style:row-height="0.3957in" fo:break-before="auto" style:use-optimal-row-height="false"/>
    </style:style>
    <style:style style:name="ro75" style:family="table-row">
      <style:table-row-properties style:row-height="0.2272in" fo:break-before="auto" style:use-optimal-row-height="false"/>
    </style:style>
    <style:style style:name="ro76" style:family="table-row">
      <style:table-row-properties style:row-height="0.4583in" fo:break-before="auto" style:use-optimal-row-height="false"/>
    </style:style>
    <style:style style:name="ro77" style:family="table-row">
      <style:table-row-properties style:row-height="0.3728in" fo:break-before="auto" style:use-optimal-row-height="true"/>
    </style:style>
    <style:style style:name="ro78" style:family="table-row">
      <style:table-row-properties style:row-height="0.4165in" fo:break-before="auto" style:use-optimal-row-height="false"/>
    </style:style>
    <style:style style:name="ro79" style:family="table-row">
      <style:table-row-properties style:row-height="0.552in" fo:break-before="auto" style:use-optimal-row-height="false"/>
    </style:style>
    <style:style style:name="ro80" style:family="table-row">
      <style:table-row-properties style:row-height="0.5492in" fo:break-before="auto" style:use-optimal-row-height="true"/>
    </style:style>
    <style:style style:name="ro81" style:family="table-row">
      <style:table-row-properties style:row-height="0.5in" fo:break-before="auto" style:use-optimal-row-height="false"/>
    </style:style>
    <style:style style:name="ro82" style:family="table-row">
      <style:table-row-properties style:row-height="0.4898in" fo:break-before="auto" style:use-optimal-row-height="false"/>
    </style:style>
    <style:style style:name="ro83" style:family="table-row">
      <style:table-row-properties style:row-height="0.1965in" fo:break-before="auto" style:use-optimal-row-height="true"/>
    </style:style>
    <style:style style:name="ro84" style:family="table-row">
      <style:table-row-properties style:row-height="0.4882in" fo:break-before="auto" style:use-optimal-row-height="false"/>
    </style:style>
    <style:style style:name="ro85" style:family="table-row">
      <style:table-row-properties style:row-height="2.9272in" fo:break-before="auto" style:use-optimal-row-height="false"/>
    </style:style>
    <style:style style:name="ro86" style:family="table-row">
      <style:table-row-properties style:row-height="2.0728in" fo:break-before="auto" style:use-optimal-row-height="true"/>
    </style:style>
    <style:style style:name="ro87" style:family="table-row">
      <style:table-row-properties style:row-height="2.5102in" fo:break-before="auto" style:use-optimal-row-height="false"/>
    </style:style>
    <style:style style:name="ro88" style:family="table-row">
      <style:table-row-properties style:row-height="0.3937in" fo:break-before="auto" style:use-optimal-row-height="true"/>
    </style:style>
    <style:style style:name="ro89" style:family="table-row">
      <style:table-row-properties style:row-height="3.9382in" fo:break-before="auto" style:use-optimal-row-height="true"/>
    </style:style>
    <style:style style:name="ro90" style:family="table-row">
      <style:table-row-properties style:row-height="3.3437in" fo:break-before="auto" style:use-optimal-row-height="false"/>
    </style:style>
    <style:style style:name="ro91" style:family="table-row">
      <style:table-row-properties style:row-height="4.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67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68" style:family="table-cell" style:parent-style-name="Default" style:data-style-name="N0">
      <style:text-properties style:font-name="Arial21" style:font-name-asian="Arial21" style:font-name-complex="Arial21"/>
    </style:style>
    <style:style style:name="ce6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7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1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1" style:font-name-asian="Calibri111" style:font-name-complex="Calibri111"/>
    </style:style>
    <style:style style:name="ce7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fo:background-color="#94bd5e"/>
    </style:style>
    <style:style style:name="ce76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7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2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24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5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7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8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9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0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1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2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3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37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3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39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40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4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43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45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49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5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3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4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55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56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5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58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9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6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6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62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6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64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65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7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79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8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8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8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83" style:family="table-cell" style:parent-style-name="Default" style:data-style-name="N0">
      <style:table-cell-properties fo:background-color="#c0c0c0"/>
    </style:style>
    <style:style style:name="ce8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85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89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c0c0c0" fo:wrap-option="wrap" style:vertical-align="top"/>
    </style:style>
    <style:style style:name="ce91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92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94" style:family="table-cell" style:parent-style-name="Default" style:data-style-name="N0">
      <style:table-cell-properties fo:wrap-option="wrap" style:vertical-align="top"/>
    </style:style>
    <style:style style:name="ce95" style:family="table-cell" style:parent-style-name="Default" style:data-style-name="N0">
      <style:table-cell-properties fo:wrap-option="wrap"/>
    </style:style>
    <style:style style:name="ce96" style:family="table-cell" style:parent-style-name="Default" style:data-style-name="N0">
      <style:table-cell-properties fo:wrap-option="wrap" style:vertical-align="top"/>
      <style:text-properties fo:color="#ff0000"/>
    </style:style>
    <style:style style:name="ce9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98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1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02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105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10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1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111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12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1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1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11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1" style:font-name-asian="Calibri111" style:font-name-complex="Calibri111"/>
    </style:style>
    <style:style style:name="ce117" style:family="table-cell" style:parent-style-name="Default" style:data-style-name="N0">
      <style:table-cell-properties fo:background-color="#94bd5e" fo:wrap-option="wrap" style:vertical-align="top"/>
    </style:style>
    <style:style style:name="ce118" style:family="table-cell" style:parent-style-name="Default" style:data-style-name="N0">
      <style:table-cell-properties fo:background-color="transparent" fo:wrap-option="wrap" style:vertical-align="top"/>
    </style:style>
    <style:style style:name="ce119" style:family="table-cell" style:parent-style-name="Default" style:data-style-name="N0">
      <style:table-cell-properties fo:background-color="#ffffff" fo:wrap-option="wrap" style:vertical-align="top"/>
    </style:style>
    <style:style style:name="ce120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2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3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25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6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27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8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9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130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31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132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3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3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3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3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4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4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4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4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4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1" fo:font-size="11pt" fo:font-style="normal" fo:text-shadow="none" style:text-underline-style="none" fo:font-weight="normal" style:font-name-asian="Calibri111" style:font-size-asian="11pt" style:font-style-asian="normal" style:font-weight-asian="normal" style:font-name-complex="Calibri1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8" table:default-cell-style-name="ce1"/>
        <table:table-column table:style-name="co8" table:default-cell-style-name="ce1"/>
        <table:table-column table:style-name="co1" table:number-columns-repeated="5" table:default-cell-style-name="Default"/>
        <table:table-column table:style-name="co8" table:number-columns-repeated="2" table:default-cell-style-name="Default"/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table:style-name="ce14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>
            <text:p>Last Modified Date</text:p>
          </table:table-cell>
          <table:table-cell table:style-name="ce17" office:value-type="date" office:date-value="2011-09-06">
            <text:p>09-06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/>
          <table:table-cell table:style-name="ce2" table:number-columns-repeated="2"/>
          <table:table-cell table:style-name="ce15" office:value-type="string">
            <text:p>Test Type</text:p>
          </table:table-cell>
          <table:table-cell table:style-name="ce18" office:value-type="string">
            <text:p>Total No. of Test Case</text:p>
          </table:table-cell>
          <table:table-cell table:style-name="ce18" office:value-type="string">
            <text:p>No. of Test Cases Automated completely</text:p>
          </table:table-cell>
          <table:table-cell table:style-name="ce15" office:value-type="string">
            <text:p>Automatable</text:p>
          </table:table-cell>
          <table:table-cell table:style-name="ce15" office:value-type="string">
            <text:p>Invalid</text:p>
          </table:table-cell>
          <table:table-cell table:number-columns-repeated="1016"/>
        </table:table-row>
        <table:table-row table:style-name="ro18">
          <table:table-cell/>
          <table:table-cell table:style-name="ce2" table:number-columns-repeated="2"/>
          <table:table-cell table:style-name="ce16" office:value-type="string">
            <text:p>Tree Navigation Views</text:p>
          </table:table-cell>
          <table:table-cell table:style-name="ce19" office:value-type="float" office:value="206">
            <text:p>206</text:p>
          </table:table-cell>
          <table:table-cell table:style-name="ce19" table:formula="of:=COUNTIF([Tree_Navigation_Views_V1.I2:.I355];&quot;Yes&quot;)" office:value-type="float" office:value="167">
            <text:p>167</text:p>
          </table:table-cell>
          <table:table-cell table:style-name="ce19" office:value-type="float" office:value="0">
            <text:p>0</text:p>
          </table:table-cell>
          <table:table-cell table:style-name="ce19" table:formula="of:=COUNTIF([Tree_Navigation_Views_V1.J3:.J407];&quot;Invalid&quot;)" office:value-type="float" office:value="19">
            <text:p>19</text:p>
          </table:table-cell>
          <table:table-cell table:number-columns-repeated="1016"/>
        </table:table-row>
        <table:table-row table:style-name="ro18">
          <table:table-cell/>
          <table:table-cell table:style-name="ce2" table:number-columns-repeated="2"/>
          <table:table-cell table:style-name="ce16" office:value-type="string">
            <text:p>Plan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18">
          <table:table-cell/>
          <table:table-cell table:style-name="ce2" table:number-columns-repeated="2"/>
          <table:table-cell table:style-name="ce16" office:value-type="string">
            <text:p>Command Execution Undo and Redo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2">
            <text:p>2</text:p>
          </table:table-cell>
          <table:table-cell table:style-name="ce19" table:formula="of:=COUNTIF([Command_Execution_Undo_and_Redo.J3:.J227];&quot;Invalid&quot;)" office:value-type="float" office:value="8">
            <text:p>8</text:p>
          </table:table-cell>
          <table:table-cell table:number-columns-repeated="1016"/>
        </table:table-row>
        <table:table-row table:style-name="ro18">
          <table:table-cell/>
          <table:table-cell table:style-name="ce2" table:number-columns-repeated="2"/>
          <table:table-cell table:style-name="ce15" office:value-type="string">
            <text:p>Total</text:p>
          </table:table-cell>
          <table:table-cell table:style-name="ce20" office:value-type="float" office:value="314">
            <text:p>314</text:p>
          </table:table-cell>
          <table:table-cell table:style-name="ce20" table:formula="of:=SUM([.F8:.F10])" office:value-type="float" office:value="243">
            <text:p>2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">
            <text:p>2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15" table:default-cell-style-name="ce24"/>
        <table:table-column table:style-name="co16" table:number-columns-repeated="2" table:default-cell-style-name="ce48"/>
        <table:table-column table:style-name="co18" table:default-cell-style-name="ce48"/>
        <table:table-column table:style-name="co25" table:number-columns-repeated="2" table:default-cell-style-name="ce48"/>
        <table:table-column table:style-name="co26" table:default-cell-style-name="ce48"/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1" table:default-cell-style-name="ce48"/>
        <table:table-column table:style-name="co1" table:default-cell-style-name="ce49"/>
        <table:table-column table:style-name="co8" table:default-cell-style-name="ce49"/>
        <table:table-column table:style-name="co1" table:number-columns-repeated="244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5" table:default-cell-style-name="ce49"/>
        <table:table-column table:style-name="co8" table:default-cell-style-name="ce49"/>
        <table:table-row table:style-name="ro1">
          <table:table-cell table:style-name="ce22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46" office:value-type="string">
            <text:p>KEY VERIFICATION</text:p>
          </table:table-cell>
          <table:table-cell table:style-name="ce46" office:value-type="string">
            <text:p>KEY VERIFICATION</text:p>
          </table:table-cell>
          <table:table-cell table:style-name="ce46" table:number-columns-repeated="3"/>
          <table:table-cell table:style-name="ce46" office:value-type="string">
            <text:p>AUTOMATED</text:p>
          </table:table-cell>
          <table:table-cell table:style-name="ce85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">
          <table:table-cell table:style-name="ce23"/>
          <table:table-cell table:style-name="ce47" table:number-columns-repeated="10"/>
          <table:table-cell table:number-columns-repeated="1012"/>
          <table:table-cell table:style-name="ce94"/>
        </table:table-row>
        <table:table-row table:style-name="ro19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49"/>
          <table:table-cell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7" table:number-columns-repeated="2"/>
          <table:table-cell table:number-columns-repeated="2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</text:span><text:span text:style-name="T4">the Home </text:span><text:span text:style-name="T4">Page </text:span><text:span text:style-name="T4">Renders</text:span></text:p>
            <text:p/>
          </table:table-cell>
          <table:table-cell table:style-name="ce49" table:number-columns-repeated="3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1">
          <table:table-cell office:value-type="string">
            <text:p>MAV0003_SignoutOnHomePage</text:p>
          </table:table-cell>
          <table:table-cell/>
          <table:table-cell table:style-name="ce47"/>
          <table:table-cell table:style-name="ce50"/>
          <table:table-cell office:value-type="string">
            <text:p>Click on Sign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/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2">
          <table:table-cell office:value-type="string">
            <text:p>MAV0004_viewAdminHome</text:p>
          </table:table-cell>
          <table:table-cell table:style-name="ce47"/>
          <table:table-cell table:number-columns-repeated="2"/>
          <table:table-cell table:style-name="ce50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49" table:number-columns-repeated="2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office:value-type="string">
            <text:p>MAV0005_logoutOnAdminPage</text:p>
          </table:table-cell>
          <table:table-cell table:style-name="ce47" table:number-columns-repeated="2"/>
          <table:table-cell table:style-name="ce50"/>
          <table:table-cell/>
          <table:table-cell table:style-name="ce49" office:value-type="string">
            <text:p>Click on Log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3">
          <table:table-cell office:value-type="string">
            <text:p>MAV0006_redirectToPlanPage</text:p>
          </table:table-cell>
          <table:table-cell table:number-columns-repeated="2"/>
          <table:table-cell table:style-name="ce47"/>
          <table:table-cell table:style-name="ce49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/>
          <table:table-cell table:style-name="ce47" table:number-columns-repeated="2"/>
          <table:table-cell table:number-columns-repeated="4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4">
          <table:table-cell office:value-type="string">
            <text:p>MAV0007_logoutOnPlanPage</text:p>
          </table:table-cell>
          <table:table-cell/>
          <table:table-cell table:style-name="ce47" table:number-columns-repeated="3"/>
          <table:table-cell office:value-type="string">
            <text:p>Clicks on "Logout &lt;User Name&gt;" option under "Actions" pop up menu <text:s text:c="8"/><text:s text:c="18"/><text:s text:c="18"/><text:s text:c="18"/><text:s text:c="18"/><text:s text:c="18"/><text:s text:c="18"/><text:s text:c="18"/><text:s text:c="18"/><text:s text:c="18"/><text:s text:c="18"/><text:s/></text:p>
          </table:table-cell>
          <table:table-cell table:style-name="ce50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7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table:style-name="ce25" office:value-type="string">
            <text:p>MAV0008_hidePlannerInfo</text:p>
          </table:table-cell>
          <table:table-cell table:style-name="ce49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>
          <table:table-cell table:style-name="ce25" office:value-type="string">
            <text:p>MAV0009_viewAboutPlanWindow</text:p>
          </table:table-cell>
          <table:table-cell table:style-name="ce49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6">
          <table:table-cell table:style-name="ce25" office:value-type="string">
            <text:p>MAV0010_viewAllEventForm</text:p>
          </table:table-cell>
          <table:table-cell table:style-name="ce49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7">
          <table:table-cell table:style-name="ce25" office:value-type="string">
            <text:p>MAV0011_viewAllSecrecyclassificationsForm</text:p>
          </table:table-cell>
          <table:table-cell table:style-name="ce49"/>
          <table:table-cell table:number-columns-repeated="4"/>
          <table:table-cell table:style-name="ce62" office:value-type="string">
            <text:p>Clicks on the "secrecy classifications" option under "show" pop up menu</text:p>
          </table:table-cell>
          <table:table-cell table:style-name="ce62" office:value-type="string">
            <text:p>Verify that form with heading "Secrecy Classific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8">
          <table:table-cell table:style-name="ce25" office:value-type="string">
            <text:p>MAV0012_viewAllOrganizationForm</text:p>
          </table:table-cell>
          <table:table-cell table:style-name="ce49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62" office:value-type="string">
            <text:p>Verify that form with heading "All Organizations" gets loaded on the About Plan window</text:p>
          </table:table-cell>
          <table:table-cell table:style-name="ce50" office:value-type="string">
            <text:p>Yes</text:p>
          </table:table-cell>
          <table:table-cell table:style-name="ce50"/>
          <table:table-cell table:number-columns-repeated="1013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9">
          <table:table-cell table:style-name="ce27" office:value-type="string">
            <text:p>MAV0013_viewAllSegmentsForm</text:p>
          </table:table-cell>
          <table:table-cell table:style-name="ce51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0">
          <table:table-cell table:style-name="ce27" office:value-type="string">
            <text:p>MAV0014_viewProcedureMapForm</text:p>
          </table:table-cell>
          <table:table-cell table:style-name="ce51"/>
          <table:table-cell table:number-columns-repeated="4"/>
          <table:table-cell table:style-name="ce80" office:value-type="string">
            <text:p>Clicks on the "procedures map" option under "show" pop up menu</text:p>
          </table:table-cell>
          <table:table-cell table:style-name="ce80" office:value-type="string">
            <text:p>Verify that form with heading "Procedure Map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>
          <table:table-cell table:style-name="ce28" office:value-type="string">
            <text:p>MAV0015_viewDisplayProcedure</text:p>
          </table:table-cell>
          <table:table-cell table:style-name="ce52" table:number-columns-repeated="2"/>
          <table:table-cell table:style-name="ce62" table:number-columns-repeated="4"/>
          <table:table-cell table:style-name="ce62" office:value-type="string">
            <text:p>Select 'segment name' <text:s/>from 'Display Procedures' list combo box located on 'Procedure Map' page</text:p>
          </table:table-cell>
          <table:table-cell table:style-name="ce52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31">
          <table:table-cell table:style-name="ce26" office:value-type="string">
            <text:p>MAV0016_viewAllWho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9">
          <table:table-cell table:style-name="ce26" office:value-type="string">
            <text:p>MAV0017_viewAllIssue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18_viewAllBibliographyForm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>
          <table:table-cell table:style-name="ce26" office:value-type="string">
            <text:p>MAV0019_viewAllIndexForm</text:p>
          </table:table-cell>
          <table:table-cell table:style-name="ce50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2">
          <table:table-cell table:style-name="ce29" office:value-type="string">
            <text:p>MAV00129_viewAllTypesForms</text:p>
          </table:table-cell>
          <table:table-cell table:style-name="ce50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>
          <table:table-cell table:style-name="ce26" office:value-type="string">
            <text:p>MAV0020_viewAllTagForm</text:p>
          </table:table-cell>
          <table:table-cell table:style-name="ce50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4">
          <table:table-cell table:style-name="ce26" office:value-type="string">
            <text:p>MAV0021_viewAllEvaluationForm</text:p>
          </table:table-cell>
          <table:table-cell table:style-name="ce50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22_viewAllParticipationsForm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6">
          <table:table-cell table:style-name="ce26" office:value-type="string">
            <text:p>MAV0023_viewAllVersionsForm</text:p>
          </table:table-cell>
          <table:table-cell table:style-name="ce50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3">
          <table:table-cell table:style-name="ce26" office:value-type="string">
            <text:p>MAV0024_viewAboutPlanActionList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>
          <table:table-cell table:style-name="ce26" office:value-type="string">
            <text:p>MAV0025_closeAboutPlan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7">
          <table:table-cell table:style-name="ce26" office:value-type="string">
            <text:p>MAV0026_viewAboutPlanSegmentWindow</text:p>
          </table:table-cell>
          <table:table-cell table:style-name="ce50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62" office:value-type="string">
            <text:p>Verify that window with title "About Plan Segment:&lt;Segment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7">
          <table:table-cell table:style-name="ce25" office:value-type="string">
            <text:p>MAV0027_viewDetailsForm</text:p>
          </table:table-cell>
          <table:table-cell table:style-name="ce49"/>
          <table:table-cell table:number-columns-repeated="3"/>
          <table:table-cell table:style-name="ce50"/>
          <table:table-cell office:value-type="string">
            <text:p>Clicks on the "details" option under "show" pop up menu</text:p>
          </table:table-cell>
          <table:table-cell table:style-name="ce62" office:value-type="string">
            <text:p>Verify that form with heading "Detai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3">
          <table:table-cell table:style-name="ce25" office:value-type="string">
            <text:p>MAV0028_viewGoalsForm</text:p>
          </table:table-cell>
          <table:table-cell table:style-name="ce49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25" office:value-type="string">
            <text:p>MAV0029_viewOrganizationsForm</text:p>
          </table:table-cell>
          <table:table-cell table:style-name="ce49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30" office:value-type="string">
            <text:p>MAV0030_viewMapWindow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map" option under "show" pop up menu</text:p>
          </table:table-cell>
          <table:table-cell table:style-name="ce58" office:value-type="string">
            <text:p>Verify that form with map details gets loaded on the new browser window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38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9">
          <table:table-cell table:style-name="ce25" office:value-type="string">
            <text:p>MAV0031_viewTaskMoversForm</text:p>
          </table:table-cell>
          <table:table-cell table:style-name="ce49"/>
          <table:table-cell/>
          <table:table-cell table:style-name="ce63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32_viewAboutPlanSegmentActionList</text:p>
          </table:table-cell>
          <table:table-cell table:style-name="ce49"/>
          <table:table-cell table:number-columns-repeated="3"/>
          <table:table-cell table:style-name="ce63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>
          <table:table-cell table:style-name="ce25" office:value-type="string">
            <text:p>MAV0033_closeAboutPlanSegmentWindow</text:p>
          </table:table-cell>
          <table:table-cell table:style-name="ce49"/>
          <table:table-cell table:number-columns-repeated="4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6">
          <table:table-cell table:style-name="ce25" office:value-type="string">
            <text:p>MAV0034_viewSurveryWindow</text:p>
          </table:table-cell>
          <table:table-cell table:style-name="ce49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62" office:value-type="string">
            <text:p>Verify that window with title "Surveys" gets loaded <text:s text:c="2"/>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7">
          <table:table-cell table:style-name="ce25" office:value-type="string">
            <text:p>MAV0035_closeSurveysWindow</text:p>
          </table:table-cell>
          <table:table-cell table:style-name="ce49"/>
          <table:table-cell table:number-columns-repeated="4"/>
          <table:table-cell office:value-type="string">
            <text:p>Clicks on cross button on the "Surveys" window</text:p>
          </table:table-cell>
          <table:table-cell table:style-name="ce62" office:value-type="string">
            <text:p>Verify that window with title "Surveys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4"/>
          <table:table-cell table:style-name="ce62"/>
          <table:table-cell table:number-columns-repeated="1016"/>
          <table:table-cell table:style-name="ce94"/>
        </table:table-row>
        <table:table-row table:style-name="ro33">
          <table:table-cell table:style-name="ce31" office:value-type="string">
            <text:p>MAV0036_allProcedures</text:p>
          </table:table-cell>
          <table:table-cell table:style-name="ce54"/>
          <table:table-cell table:style-name="ce57" table:number-columns-repeated="3"/>
          <table:table-cell table:style-name="ce57" office:value-type="string">
            <text:p>Clicks on the "Is ProcedureMap" option under "Show" pop up menu</text:p>
            <text:p/>
          </table:table-cell>
          <table:table-cell table:style-name="ce81" office:value-type="string">
            <text:p>Verify that page with title All procedures in &lt;plan name&gt;</text:p>
          </table:table-cell>
          <table:table-cell table:style-name="ce57"/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32" office:value-type="string">
            <text:p>MAV0037_signout</text:p>
          </table:table-cell>
          <table:table-cell table:style-name="ce55"/>
          <table:table-cell table:style-name="ce57" table:number-columns-repeated="4"/>
          <table:table-cell table:style-name="ce81" office:value-type="string">
            <text:p>Clicks on the "Sign Out" link</text:p>
          </table:table-cell>
          <table:table-cell table:style-name="ce81" office:value-type="string">
            <text:p>Verify that page with title "Channels</text:p>
            <text:p>Information Sharing Planning" renders</text:p>
          </table:table-cell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62"/>
          <table:table-cell table:number-columns-repeated="1017"/>
          <table:table-cell table:style-name="ce94"/>
        </table:table-row>
        <table:table-row table:style-name="ro23">
          <table:table-cell table:style-name="ce30" office:value-type="string">
            <text:p>MAV0038_procedureReport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Is procedure report" option under "Show" pop up menu</text:p>
            <text:p/>
          </table:table-cell>
          <table:table-cell table:style-name="ce58" office:value-type="string">
            <text:p>Verify that page with title "All procedures in Automation Test Plan" gets <text:s/>renders</text:p>
          </table:table-cell>
          <table:table-cell table:style-name="ce58"/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7">
          <table:table-cell table:style-name="ce30" office:value-type="string">
            <text:p>MAV0039_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 located on "Procedure Map" page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1">
          <table:table-cell table:style-name="ce30" office:value-type="string">
            <text:p>MAV0040_viewOrgnaizationsAll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58" office:value-type="string">
            <text:p>Verify that page with title "Procedures - Anyone from any organization" render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2">
          <table:table-cell table:style-name="ce30" office:value-type="string">
            <text:p>MAV0041_viewOrgnaizationsUn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58" office:value-type="string">
            <text:p>Verify that page renders with hierarchy "Home-&gt;Unknown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3">
          <table:table-cell table:style-name="ce30" office:value-type="string">
            <text:p>MAV0042_viewOrgnaizationsAnyon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Verify that page renders with hierarchy "Home-&gt;Organization name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4">
          <table:table-cell table:style-name="ce30" office:value-type="string">
            <text:p>MAV0043_viewAgentLis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5">
          <table:table-cell table:style-name="ce30" office:value-type="string">
            <text:p>MAV0044_viewAgent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58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5_view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0">
          <table:table-cell table:style-name="ce30" office:value-type="string">
            <text:p>MAV0046_procedure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Sign Out" link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7_viewMappedProcedure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Mapped procedures" option under "Show" pop up menu</text:p>
            <text:p/>
          </table:table-cell>
          <table:table-cell table:style-name="ce58" office:value-type="string">
            <text:p>Verify that page with title "All procedures" <text:s/>renders</text:p>
          </table:table-cell>
          <table:table-cell table:style-name="ce58"/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8_viewDisplayProcedur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segment name" from "Display procedures" list combo box</text:p>
          </table:table-cell>
          <table:table-cell table:style-name="ce58" office:value-type="string">
            <text:p>Verify that page with tilte "Procedures in &lt;Segment name&gt;" and segment information get rendered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9_viewShowRepor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how Report" tab</text:p>
          </table:table-cell>
          <table:table-cell table:style-name="ce58" office:value-type="string">
            <text:p>Verify that page with title "Procedures in &lt;Segment name&gt;" and Heading "&lt;Plan name&gt;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3">
          <table:table-cell table:style-name="ce30" office:value-type="string">
            <text:p>MAV0050_viewShowMap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Map" tab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19">
          <table:table-cell table:style-name="ce30" office:value-type="string">
            <text:p>MAV0051_procedureMap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ign Out" tab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3">
          <table:table-cell table:style-name="ce25" office:value-type="string">
            <text:p>MAV0052_allSegments</text:p>
          </table:table-cell>
          <table:table-cell table:style-name="ce49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62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6">
          <table:table-cell table:style-name="ce25" office:value-type="string">
            <text:p>MAV0053_viewDetails</text:p>
          </table:table-cell>
          <table:table-cell table:style-name="ce49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62" office:value-type="string">
            <text:p>Verify that form with heading "Detail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9">
          <table:table-cell table:style-name="ce26" office:value-type="string">
            <text:p>MAV0054_viewAllEvents</text:p>
          </table:table-cell>
          <table:table-cell table:style-name="ce50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62" office:value-type="string">
            <text:p>Verify that form with heading "All Events" gets loaded on the "About Plan: &lt;Segment Name 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26" office:value-type="string">
            <text:p>MAV0055_viewSecrecyClassific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56_viewAllOrganiz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6">
          <table:table-cell table:style-name="ce26" office:value-type="string">
            <text:p>MAV0057_viewAllSegment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8">
          <table:table-cell table:style-name="ce26" office:value-type="string">
            <text:p>MAV0058_viewWhoswho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8">
          <table:table-cell table:style-name="ce26" office:value-type="string">
            <text:p>MAV0059_viewAllissue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0">
          <table:table-cell table:style-name="ce26" office:value-type="string">
            <text:p>MAV0060_viewBibliography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0">
          <table:table-cell table:style-name="ce26" office:value-type="string">
            <text:p>MAV0061_viewIndex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26" office:value-type="string">
            <text:p>MAV0062_viewAlltag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26" office:value-type="string">
            <text:p>MAV0063_viewEvalu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9">
          <table:table-cell table:style-name="ce26" office:value-type="string">
            <text:p>MAV0064_viewParticipation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0">
          <table:table-cell table:style-name="ce26" office:value-type="string">
            <text:p>MAV0065_viewVersions</text:p>
          </table:table-cell>
          <table:table-cell table:style-name="ce50"/>
          <table:table-cell/>
          <table:table-cell table:style-name="ce62" table:number-columns-repeated="2"/>
          <table:table-cell table:style-name="ce50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5">
          <table:table-cell table:style-name="ce26" office:value-type="string">
            <text:p>MAV0066_viewAllSegmentsActionList</text:p>
          </table:table-cell>
          <table:table-cell table:style-name="ce50"/>
          <table:table-cell table:number-columns-repeated="3"/>
          <table:table-cell table:style-name="ce52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>
          <table:table-cell table:style-name="ce26" office:value-type="string">
            <text:p>MAV0067_closeAllSegment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table:style-name="ce62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68_allIssues</text:p>
          </table:table-cell>
          <table:table-cell table:style-name="ce50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62" office:value-type="string">
            <text:p>Verify that "About Plan: &lt;Name&gt; " window opens with heading "All Issues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69_closeAllIssue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1">
          <table:table-cell table:style-name="ce26" office:value-type="string">
            <text:p>MAV0070_allIndex</text:p>
          </table:table-cell>
          <table:table-cell table:style-name="ce50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62" office:value-type="string">
            <text:p>Verify that window with title "About Plan: &lt;Name&gt; " opens with heading "Index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2">
          <table:table-cell table:style-name="ce26" office:value-type="string">
            <text:p>MAV0071_closeAllIndex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72_allHelp</text:p>
          </table:table-cell>
          <table:table-cell table:style-name="ce50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62" office:value-type="string">
            <text:p>Verify that page with title "Channels-Help" rend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4">
          <table:table-cell table:style-name="ce25" office:value-type="string">
            <text:p>MAV0073_helpSendFeedback</text:p>
          </table:table-cell>
          <table:table-cell table:style-name="ce49"/>
          <table:table-cell table:number-columns-repeated="5"/>
          <table:table-cell office:value-type="string">
            <text:p>Clicks on the "Send feedback" link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5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3">
          <table:table-cell table:style-name="ce33" office:value-type="string">
            <text:p>MAV0074_helpNext</text:p>
          </table:table-cell>
          <table:table-cell table:style-name="ce56"/>
          <table:table-cell table:style-name="ce59" table:number-columns-repeated="5"/>
          <table:table-cell table:style-name="ce59" office:value-type="string">
            <text:p>Clicks on the "Next" link</text:p>
          </table:table-cell>
          <table:table-cell table:style-name="ce84" office:value-type="string">
            <text:p>No</text:p>
          </table:table-cell>
          <table:table-cell table:style-name="ce50" table:number-columns-repeated="2"/>
          <table:table-cell table:number-columns-repeated="2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25" office:value-type="string">
            <text:p>MAV0075_un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Undo new issue" option under "Actions" pop up menu</text:p>
          </table:table-cell>
          <table:table-cell table:style-name="ce62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76_re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Redo add new issue" option under "Actions" pop up menu</text:p>
          </table:table-cell>
          <table:table-cell table:style-name="ce62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25" office:value-type="string">
            <text:p>MAV0077_sendMessag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Send message" option under "Actions" pop up menu</text:p>
          </table:table-cell>
          <table:table-cell table:style-name="ce62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078_pasteTask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task" option under "Actions" pop up menu</text:p>
          </table:table-cell>
          <table:table-cell table:style-name="ce62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4">
          <table:table-cell table:style-name="ce25" office:value-type="string">
            <text:p>MAV0079_pasteAttachmentUn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attachment" option under "Actions" pop up menu</text:p>
          </table:table-cell>
          <table:table-cell table:style-name="ce62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80_addNewTask</text:p>
          </table:table-cell>
          <table:table-cell table:style-name="ce49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>
          <table:table-cell table:style-name="ce25" office:value-type="string">
            <text:p>MAV0081_hideDetails</text:p>
          </table:table-cell>
          <table:table-cell table:style-name="ce49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2">
          <table:table-cell table:style-name="ce25" office:value-type="string">
            <text:p>MAV0082_TaskDetails</text:p>
          </table:table-cell>
          <table:table-cell table:style-name="ce49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>
          <table:table-cell table:style-name="ce25" office:value-type="string">
            <text:p>MAV0083_addAssignment</text:p>
          </table:table-cell>
          <table:table-cell table:style-name="ce49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62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25" office:value-type="string">
            <text:p>MAV0084_closeAssignmen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085_FailureImpact</text:p>
          </table:table-cell>
          <table:table-cell table:style-name="ce49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>
          <table:table-cell table:style-name="ce25" office:value-type="string">
            <text:p>MAV0086_closeFailureImpac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25" office:value-type="string">
            <text:p>MAV0087_Dissimination</text:p>
          </table:table-cell>
          <table:table-cell table:style-name="ce49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62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5">
          <table:table-cell table:style-name="ce25"/>
          <table:table-cell table:style-name="ce49"/>
          <table:table-cell table:number-columns-repeated="5"/>
          <table:table-cell table:style-name="ce62"/>
          <table:table-cell table:number-columns-repeated="1015"/>
          <table:table-cell table:style-name="ce94"/>
        </table:table-row>
        <table:table-row table:style-name="ro36">
          <table:table-cell table:style-name="ce25" office:value-type="string">
            <text:p>MAV0088_closeDissemination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7"/>
          <table:table-cell table:style-name="ce49"/>
          <table:table-cell table:number-columns-repeated="1015"/>
          <table:table-cell table:style-name="ce94"/>
        </table:table-row>
        <table:table-row table:style-name="ro27">
          <table:table-cell table:style-name="ce25" office:value-type="string">
            <text:p>MAV0089_viewActionsPopup</text:p>
          </table:table-cell>
          <table:table-cell table:style-name="ce49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48">
          <table:table-cell table:style-name="ce25" office:value-type="string">
            <text:p>MAV0090_addNewIssue</text:p>
          </table:table-cell>
          <table:table-cell table:style-name="ce49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62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8">
          <table:table-cell table:style-name="ce25" office:value-type="string">
            <text:p>MAV0091_closeNewIssue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table:style-name="ce62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51">
          <table:table-cell table:style-name="ce25" office:value-type="string">
            <text:p>MAV0092_addNewSegment</text:p>
          </table:table-cell>
          <table:table-cell table:style-name="ce49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4">
          <table:table-cell table:style-name="ce25" office:value-type="string">
            <text:p>MAV0093_closeNewSegment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>
          <table:table-cell table:style-name="ce25" office:value-type="string">
            <text:p>MAV0094_goalUnderAboutPlanSegment</text:p>
          </table:table-cell>
          <table:table-cell table:style-name="ce49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62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25" office:value-type="string">
            <text:p>MAV0095_orgUnderAboutPlanSegment</text:p>
          </table:table-cell>
          <table:table-cell table:style-name="ce49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62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1">
          <table:table-cell table:style-name="ce31" office:value-type="string">
            <text:p>MAV0096_viewMap</text:p>
          </table:table-cell>
          <table:table-cell table:style-name="ce54"/>
          <table:table-cell table:style-name="ce57" table:number-columns-repeated="4"/>
          <table:table-cell table:style-name="ce82" office:value-type="string">
            <text:p>Clicks on "map" option under "Show" pop up menu</text:p>
          </table:table-cell>
          <table:table-cell table:style-name="ce82" office:value-type="string">
            <text:p>Verify that user is able to view map details on new page with new browser tab <text:s/>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28">
          <table:table-cell table:style-name="ce25" office:value-type="string">
            <text:p>MAV0097_closeAboutPlanSegmentWindow</text:p>
          </table:table-cell>
          <table:table-cell table:style-name="ce49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6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98_removeSegmentUnderAction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"Remove this segment" options under</text:p>
            <text:p>"Actions" pop up menu</text:p>
          </table:table-cell>
          <table:table-cell table:style-name="ce58" office:value-type="string">
            <text:p>Verify that dialog box is generated displaying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54"/>
          <table:table-cell table:style-name="ce60" table:number-columns-repeated="3"/>
          <table:table-cell table:style-name="ce57" table:number-columns-repeated="4"/>
          <table:table-cell table:number-columns-repeated="1014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61" table:number-columns-repeated="3"/>
          <table:table-cell table:style-name="ce58" table:number-columns-repeated="4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4">
          <table:table-cell table:style-name="ce30" office:value-type="string">
            <text:p>MAV0099_closeSegmentDialog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cross" button on dialog box</text:p>
          </table:table-cell>
          <table:table-cell table:style-name="ce58" office:value-type="string">
            <text:p>Verify that dialog box gets closed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49">
          <table:table-cell table:style-name="ce25" office:value-type="string">
            <text:p>MAV0100_moveTaskUnderAction</text:p>
          </table:table-cell>
          <table:table-cell table:style-name="ce49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62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5">
          <table:table-cell table:style-name="ce25" office:value-type="string">
            <text:p>MAV0101_closeTaskMover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2">
          <table:table-cell table:style-name="ce25" office:value-type="string">
            <text:p>MAV0102_viewHelpForm</text:p>
          </table:table-cell>
          <table:table-cell table:style-name="ce49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03_viewSendFeedback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Send feedback" link</text:p>
          </table:table-cell>
          <table:table-cell table:style-name="ce57" office:value-type="string">
            <text:p>Verify that a new pane opens in order to send feedback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04_viewNext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Next" link</text:p>
          </table:table-cell>
          <table:table-cell table:style-name="ce57" office:value-type="string">
            <text:p>Verify that user is able to view next contents on the "Channels-Help" page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52">
          <table:table-cell table:style-name="ce25" office:value-type="string">
            <text:p>MAV0105_goBack</text:p>
          </table:table-cell>
          <table:table-cell table:style-name="ce49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>
          <table:table-cell table:style-name="ce25" office:value-type="string">
            <text:p>MAV0106_goForward</text:p>
          </table:table-cell>
          <table:table-cell table:style-name="ce49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4">
          <table:table-cell table:style-name="ce25" office:value-type="string">
            <text:p>MAV0107_viewPresence</text:p>
          </table:table-cell>
          <table:table-cell table:style-name="ce49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1">
          <table:table-cell table:style-name="ce25" office:value-type="string">
            <text:p>MAV0108_showAllUsers</text:p>
          </table:table-cell>
          <table:table-cell table:style-name="ce49"/>
          <table:table-cell table:number-columns-repeated="4"/>
          <table:table-cell table:style-name="ce64" office:value-type="string">
            <text:p>Clicks on "show all users" link under "Presence" pane</text:p>
          </table:table-cell>
          <table:table-cell table:style-name="ce64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25" office:value-type="string">
            <text:p>MAV0109_hideInactiveUsers</text:p>
          </table:table-cell>
          <table:table-cell table:style-name="ce49"/>
          <table:table-cell table:number-columns-repeated="5"/>
          <table:table-cell table:style-name="ce64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1">
          <table:table-cell table:style-name="ce25" office:value-type="string">
            <text:p>MAV0110_viewActivitiesAllUsers</text:p>
          </table:table-cell>
          <table:table-cell table:style-name="ce49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>
          <table:table-cell table:style-name="ce25" office:value-type="string">
            <text:p>MAV0111_hideActivities</text:p>
          </table:table-cell>
          <table:table-cell table:style-name="ce49"/>
          <table:table-cell table:number-columns-repeated="4"/>
          <table:table-cell table:style-name="ce64" office:value-type="string">
            <text:p>Clicks on "hide my activities" link under "Activities" pane</text:p>
          </table:table-cell>
          <table:table-cell table:style-name="ce64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112_viewAllActiviti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8">
          <table:table-cell table:style-name="ce25" office:value-type="string">
            <text:p>MAV0113_viewMessages</text:p>
          </table:table-cell>
          <table:table-cell table:style-name="ce49"/>
          <table:table-cell table:number-columns-repeated="3"/>
          <table:table-cell table:style-name="ce64" office:value-type="string">
            <text:p>Clicks on "Messages" tab</text:p>
          </table:table-cell>
          <table:table-cell table:style-name="ce64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1">
          <table:table-cell table:style-name="ce25" office:value-type="string">
            <text:p>MAV0114_hideBroadcasts</text:p>
          </table:table-cell>
          <table:table-cell table:style-name="ce49"/>
          <table:table-cell table:number-columns-repeated="4"/>
          <table:table-cell table:style-name="ce64" office:value-type="string">
            <text:p>Clicks on "hide broadcasts" link under "Messages" pane</text:p>
          </table:table-cell>
          <table:table-cell table:style-name="ce64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21">
          <table:table-cell table:style-name="ce25" office:value-type="string">
            <text:p>MAV0115_showAllMessag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2">
          <table:table-cell table:style-name="ce31" office:value-type="string">
            <text:p>MAV0116_showSent</text:p>
          </table:table-cell>
          <table:table-cell table:style-name="ce54"/>
          <table:table-cell table:style-name="ce57" table:number-columns-repeated="4"/>
          <table:table-cell table:style-name="ce65" office:value-type="string">
            <text:p>Clicks on "show sent" link under "Messages" pane</text:p>
          </table:table-cell>
          <table:table-cell table:style-name="ce65" office:value-type="string">
            <text:p>Verify that sent messages are displayed which belong to the logged in User and "Show sent" link should be changed to "Show received"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46">
          <table:table-cell table:style-name="ce31" office:value-type="string">
            <text:p>MAV0117_showReceived</text:p>
          </table:table-cell>
          <table:table-cell table:style-name="ce54"/>
          <table:table-cell table:style-name="ce57" table:number-columns-repeated="5"/>
          <table:table-cell table:style-name="ce65" office:value-type="string">
            <text:p>Clicks on "hide broadcasts" link under "Messages" pane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49">
          <table:table-cell table:style-name="ce30" office:value-type="string">
            <text:p>MAV0118_showAllMessages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all messages" link under "Messages" pane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90" office:value-type="string">
            <text:p>duplicate -MAC0101_showAllMessages</text:p>
          </table:table-cell>
          <table:table-cell table:style-name="ce54" table:number-columns-repeated="1009"/>
          <table:table-cell table:style-name="ce96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7">
          <table:table-cell table:style-name="ce31" office:value-type="string">
            <text:p>MAV0119_viewPlan</text:p>
          </table:table-cell>
          <table:table-cell table:style-name="ce54"/>
          <table:table-cell table:style-name="ce57"/>
          <table:table-cell table:style-name="ce57" office:value-type="string">
            <text:p>Information Sharing model</text:p>
          </table:table-cell>
          <table:table-cell table:style-name="ce57"/>
          <table:table-cell table:style-name="ce65" office:value-type="string">
            <text:p>Select Plan Segment from the "Select Plan Segment" combo box on the top right side of the page</text:p>
          </table:table-cell>
          <table:table-cell table:style-name="ce65" office:value-type="string">
            <text:p>Verify that "Plan" page renders with heading "&lt;selected plan segment&gt;" <text:s/>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20_viewSelectedPlan</text:p>
          </table:table-cell>
          <table:table-cell table:style-name="ce54"/>
          <table:table-cell table:style-name="ce57"/>
          <table:table-cell table:style-name="ce57" office:value-type="string">
            <text:p>Home Page</text:p>
          </table:table-cell>
          <table:table-cell table:style-name="ce57"/>
          <table:table-cell table:style-name="ce65" office:value-type="string">
            <text:p>Select Plan from the "Switch to Plan" combo box on the top right side of the page</text:p>
          </table:table-cell>
          <table:table-cell table:style-name="ce65" office:value-type="string">
            <text:p>Verify that "Plan segment" is displayed with respect to the plan selected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34" office:value-type="string">
            <text:p>MAV0121_showDetails</text:p>
          </table:table-cell>
          <table:table-cell table:style-name="ce57" table:number-columns-repeated="4"/>
          <table:table-cell table:style-name="ce65" office:value-type="string">
            <text:p>Clicks on "Show details" options under "more" pop up menu located on the "Receives" Pane</text:p>
          </table:table-cell>
          <table:table-cell table:style-name="ce65" office:value-type="string">
            <text:p>Verify that a new form gets loaded on "Receives" pane to fill information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34" office:value-type="string">
            <text:p>MAV0122_viewElementsOfInformation</text:p>
          </table:table-cell>
          <table:table-cell table:style-name="ce57" table:number-columns-repeated="5"/>
          <table:table-cell table:style-name="ce65" office:value-type="string">
            <text:p>Clicks on "Show elements" options under "more" pop up menu located on the "Receives" pane</text:p>
          </table:table-cell>
          <table:table-cell table:style-name="ce65" office:value-type="string">
            <text:p>Verify that window opens with heading "Elements of information"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7">
          <table:table-cell table:style-name="ce29" office:value-type="string">
            <text:p>MAV0123_closeElementsOfInformation</text:p>
          </table:table-cell>
          <table:table-cell table:style-name="ce49"/>
          <table:table-cell table:number-columns-repeated="5"/>
          <table:table-cell table:style-name="ce64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3">
          <table:table-cell table:style-name="ce25" office:value-type="string">
            <text:p>MAV0124_sendMessage</text:p>
          </table:table-cell>
          <table:table-cell table:style-name="ce49"/>
          <table:table-cell table:number-columns-repeated="3"/>
          <table:table-cell table:style-name="ce64" office:value-type="string">
            <text:p>Clicks on "Send message" option under "more" pop up menu located on the "Receives" Pane</text:p>
          </table:table-cell>
          <table:table-cell table:style-name="ce64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1">
          <table:table-cell table:style-name="ce31" office:value-type="string">
            <text:p>MAV0125_copyFlow</text:p>
          </table:table-cell>
          <table:table-cell table:style-name="ce54"/>
          <table:table-cell table:style-name="ce57" table:number-columns-repeated="3"/>
          <table:table-cell table:style-name="ce65" office:value-type="string">
            <text:p>Clicks on "Copy flow" option under "more" pop up menu located on the "Receives" Pane</text:p>
          </table:table-cell>
          <table:table-cell table:style-name="ce65" office:value-type="string">
            <text:p>Verify that message "Flow copied" is displayed on the heading section of "Plan" page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7"/>
          <table:table-cell table:number-columns-repeated="1017"/>
          <table:table-cell table:style-name="ce94"/>
        </table:table-row>
        <table:table-row table:style-name="ro47">
          <table:table-cell office:value-type="string">
            <text:p>MAV0126_copyNeed</text:p>
          </table:table-cell>
          <table:table-cell table:number-columns-repeated="4"/>
          <table:table-cell table:style-name="ce64" office:value-type="string">
            <text:p>Clicks on "Copy <text:s/>need" option under "more" pop up menu located on the "Receives" Pane</text:p>
          </table:table-cell>
          <table:table-cell table:style-name="ce64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>
          <table:table-cell office:value-type="string">
            <text:p>MAV0127_addNewIssue</text:p>
          </table:table-cell>
          <table:table-cell table:number-columns-repeated="4"/>
          <table:table-cell table:style-name="ce64" office:value-type="string">
            <text:p>Clicks on "Add new issue" option under "more" pop up menu located on the "Receives" Pane</text:p>
          </table:table-cell>
          <table:table-cell table:style-name="ce64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58" table:number-columns-repeated="8"/>
          <table:table-cell/>
          <table:table-cell table:style-name="ce58"/>
          <table:table-cell table:style-name="ce53" table:number-columns-repeated="3"/>
          <table:table-cell table:number-columns-repeated="1010"/>
        </table:table-row>
        <table:table-row table:style-name="ro74">
          <table:table-cell table:style-name="ce35" office:value-type="string">
            <text:p>MAV0128_removeInfoNeed</text:p>
          </table:table-cell>
          <table:table-cell table:style-name="ce58" table:number-columns-repeated="4"/>
          <table:table-cell table:style-name="ce58" office:value-type="string">
            <text:p>Clicks on "Remove info need" option under "more" pop up menu located on the "Receives" Pane</text:p>
          </table:table-cell>
          <table:table-cell table:style-name="ce58" office:value-type="string">
            <text:p>Verify that dialog box is generated which displays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style-name="ce54" table:number-columns-repeated="1009"/>
          <table:table-cell table:style-name="ce96"/>
        </table:table-row>
        <table:table-row table:style-name="ro75">
          <table:table-cell table:style-name="ce29"/>
          <table:table-cell table:number-columns-repeated="1022"/>
          <table:table-cell table:style-name="ce94"/>
        </table:table-row>
        <table:table-row table:style-name="ro76">
          <table:table-cell table:style-name="ce36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44">
          <table:table-cell table:style-name="ce36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8">
          <table:table-cell table:style-name="ce36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8">
          <table:table-cell table:style-name="ce36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9">
          <table:table-cell table:style-name="ce36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80">
          <table:table-cell table:style-name="ce36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0">
          <table:table-cell table:style-name="ce38" office:value-type="string">
            <text:p>MAV0137_viewMapPanel</text:p>
          </table:table-cell>
          <table:table-cell table:style-name="ce57" table:number-columns-repeated="5"/>
          <table:table-cell table:style-name="ce57" office:value-type="string">
            <text:p>click on all events.create event.click on event.click on map under show pop up menu</text:p>
          </table:table-cell>
          <table:table-cell table:style-name="ce57" office:value-type="string">
            <text:p>verify that page with title detail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number-columns-repeated="1024"/>
        </table:table-row>
        <table:table-row table:style-name="ro80">
          <table:table-cell table:style-name="ce36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7">
          <table:table-cell table:style-name="ce36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1">
          <table:table-cell table:style-name="ce36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2">
          <table:table-cell table:style-name="ce38" office:value-type="string">
            <text:p>MAV0145_viewMapOfOrganizations</text:p>
          </table:table-cell>
          <table:table-cell table:style-name="ce57" table:number-columns-repeated="5"/>
          <table:table-cell table:style-name="ce57" office:value-type="string">
            <text:p>Click on all organizations under show pop up menu.create organizations.Click on Map under show pop up menu</text:p>
          </table:table-cell>
          <table:table-cell table:style-name="ce57" office:value-type="string">
            <text:p>verify that organization Map details gets displayed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80">
          <table:table-cell table:style-name="ce36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45">
          <table:table-cell table:style-name="ce37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73">
          <table:table-cell table:style-name="ce39" office:value-type="string">
            <text:p>MAV0148_viewMapOfPlace</text:p>
          </table:table-cell>
          <table:table-cell table:style-name="ce57" table:number-columns-repeated="5"/>
          <table:table-cell table:style-name="ce57" office:value-type="string">
            <text:p>Click on locale under about plan.Click on index under show pop up menu.click on place been created .click on place map under show pop menu</text:p>
          </table:table-cell>
          <table:table-cell table:style-name="ce57" office:value-type="string">
            <text:p>Verify the page with details title get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79">
          <table:table-cell table:style-name="ce37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table:style-name="ce34" office:value-type="string">
            <text:p>MAV0155_viewSocialPanelSendMessage</text:p>
          </table:table-cell>
          <table:table-cell table:style-name="ce57" table:number-columns-repeated="4"/>
          <table:table-cell table:style-name="ce57" office:value-type="string">
            <text:p>Verify that message can be sen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77">
          <table:table-cell table:style-name="ce34" office:value-type="string">
            <text:p>MAV0156_viewSocialPanelSendEmailMessage</text:p>
          </table:table-cell>
          <table:table-cell table:style-name="ce57" table:number-columns-repeated="4"/>
          <table:table-cell table:style-name="ce57" office:value-type="string">
            <text:p>Verify that message can be send and emaile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3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84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40" office:value-type="string">
            <text:p>MAV0171_ReceivePanel</text:p>
          </table:table-cell>
          <table:table-cell table:number-columns-repeated="2"/>
          <table:table-cell table:style-name="Default" table:number-columns-repeated="2"/>
          <table:table-cell table:style-name="ce44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2_SendPanel</text:p>
          </table:table-cell>
          <table:table-cell table:number-columns-repeated="3"/>
          <table:table-cell table:style-name="Default"/>
          <table:table-cell table:style-name="ce44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3_AddInfoReceive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4_AddInfoSend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5_ExpandTaskSummary</text:p>
          </table:table-cell>
          <table:table-cell table:number-columns-repeated="3"/>
          <table:table-cell table:style-name="Default"/>
          <table:table-cell table:style-name="ce44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6_ShowOrHideTask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7_TaskTags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8_TaskTag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1" office:value-type="string">
            <text:p>MAV0179_TaskI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style-name="ce41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2" office:value-type="string">
            <text:p>MAV0180_TaskIsConceptual</text:p>
          </table:table-cell>
          <table:table-cell table:style-name="ce57" table:number-columns-repeated="3"/>
          <table:table-cell table:style-name="Default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42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/>
        </table:table-row>
        <table:table-row table:style-name="ro81">
          <table:table-cell table:style-name="ce40" office:value-type="string">
            <text:p>MAV0181_TaskIsProhibit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2_CausesEven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3_UsuallyCompletesAfter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4_RepeatsEvery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5_Respondin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6_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7_OngoingOrStartsWith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8_End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9_Goal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0_Goal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1_GoalsOptionUnchecked</text:p>
          </table:table-cell>
          <table:table-cell table:number-columns-repeated="3"/>
          <table:table-cell table:style-name="Default"/>
          <table:table-cell table:style-name="ce44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2_TaskInstructions</text:p>
          </table:table-cell>
          <table:table-cell table:number-columns-repeated="3"/>
          <table:table-cell table:style-name="Default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3_Task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4_TaskNewIssue</text:p>
          </table:table-cell>
          <table:table-cell table:number-columns-repeated="3"/>
          <table:table-cell table:style-name="Default"/>
          <table:table-cell table:style-name="ce44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5_TaskIssue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6_TaskIssueType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7_TaskIssueSeverity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8_TaskIssue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9_AddInfoReceiveSendInformation</text:p>
          </table:table-cell>
          <table:table-cell table:number-columns-repeated="3"/>
          <table:table-cell table:style-name="Default"/>
          <table:table-cell table:style-name="ce44" office:value-type="string">
            <text:p>-Verify that information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0_AddInfoReceiveSendTa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<text:s/>tags link the About plan with title tags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1_AddInfoReceiveSendIntent</text:p>
          </table:table-cell>
          <table:table-cell table:number-columns-repeated="3"/>
          <table:table-cell table:style-name="Default"/>
          <table:table-cell table:style-name="ce44" office:value-type="string">
            <text:p>-Verify that list of options are present for int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2_AddInfoReceiveSendElement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Element link the Element of information's gets opened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3" office:value-type="string">
            <text:p>MAV0203_Notification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notification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/>
        </table:table-row>
        <table:table-row table:style-name="ro81">
          <table:table-cell table:style-name="ce43" office:value-type="string">
            <text:p>MAV0204_ReplyTha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5_AddInfoReceiveSendButOnlyIf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but only if contains list of option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6_AddInfoReceiveSendChannel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7_AddInfoReceiveSendChannels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5" office:value-type="string">
            <text:p>MAV0208_AddInfoReceiveSendWithin</text:p>
          </table:table-cell>
          <table:table-cell table:number-columns-repeated="3"/>
          <table:table-cell table:style-name="Default"/>
          <table:table-cell table:style-name="ce79" office:value-type="string">
            <text:p>-Verfiy that details can be entered and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9_AddInfoReceiveSendAttach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0_AddInfoReceiveSendNewIssue</text:p>
          </table:table-cell>
          <table:table-cell table:number-columns-repeated="3"/>
          <table:table-cell table:style-name="Default"/>
          <table:table-cell table:style-name="ce78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1_AddInfoReceiveSendIssueType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2_AddInfoReceiveSendIssueSeverity</text:p>
          </table:table-cell>
          <table:table-cell table:number-columns-repeated="3"/>
          <table:table-cell table:style-name="Default"/>
          <table:table-cell table:style-name="ce78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3_AttachReceiveSentAttach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1" table:number-rows-repeated="6">
          <table:table-cell table:style-name="Default" table:number-columns-repeated="9"/>
          <table:table-cell table:style-name="ce87"/>
          <table:table-cell table:style-name="Default" table:number-columns-repeated="1014"/>
        </table:table-row>
        <table:table-row table:style-name="ro1" table:number-rows-repeated="12">
          <table:table-cell table:style-name="ce34"/>
          <table:table-cell table:number-columns-repeated="1023"/>
        </table:table-row>
        <table:table-row table:style-name="ro1" table:number-rows-repeated="651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visibility="collapse" table:default-cell-style-name="ce1"/>
        <table:table-column table:style-name="co17" table:visibility="collapse" table:default-cell-style-name="ce1"/>
        <table:table-column table:style-name="co24" table:visibility="collapse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1013" table:default-cell-style-name="ce1"/>
        <table:table-column table:style-name="co8" table:default-cell-style-name="ce1"/>
        <table:table-row table:style-name="ro57">
          <table:table-cell table:style-name="ce67" office:value-type="string">
            <text:p>TEST CASE ID</text:p>
          </table:table-cell>
          <table:table-cell table:style-name="ce67" office:value-type="string">
            <text:p>TITLE</text:p>
          </table:table-cell>
          <table:table-cell table:style-name="ce67" office:value-type="string">
            <text:p>STEPS</text:p>
          </table:table-cell>
          <table:table-cell table:style-name="ce67" office:value-type="string">
            <text:p>KEY VERIFICATION</text:p>
          </table:table-cell>
          <table:table-cell table:style-name="ce67" table:number-columns-repeated="3"/>
          <table:table-cell table:style-name="ce75"/>
          <table:table-cell table:style-name="ce67" office:value-type="string">
            <text:p>AUTOMATED</text:p>
          </table:table-cell>
          <table:table-cell table:style-name="ce67" office:value-type="string">
            <text:p>RESULT</text:p>
          </table:table-cell>
          <table:table-cell table:style-name="ce67" office:value-type="string">
            <text:p>SCRIPT EXCEPTION</text:p>
          </table:table-cell>
          <table:table-cell table:style-name="ce67" office:value-type="string">
            <text:p>ERROR</text:p>
          </table:table-cell>
          <table:table-cell table:style-name="ce76" office:value-type="string">
            <text:p>TICKET NO.</text:p>
          </table:table-cell>
          <table:table-cell table:style-name="ce77" table:number-columns-repeated="1011"/>
        </table:table-row>
        <table:table-row table:style-name="ro58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2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4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2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0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4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2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2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2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7_addOrganizationsDetails</text:p>
          </table:table-cell>
          <table:table-cell table:style-name="ce72" office:value-type="string">
            <text:p>Verify that organization details can be added to an organizatio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2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8_removeExpectation</text:p>
          </table:table-cell>
          <table:table-cell table:style-name="ce72" office:value-type="string">
            <text:p>Verify that expectation can be removed from the pla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2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9_addTask</text:p>
          </table:table-cell>
          <table:table-cell table:style-name="ce72" office:value-type="string">
            <text:p>Verify that task can be added to member of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2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3">
          <table:table-cell table:style-name="ce68" office:value-type="string">
            <text:p>MAP0010_addRoleJuridiction</text:p>
          </table:table-cell>
          <table:table-cell table:style-name="ce72" office:value-type="string">
            <text:p>Verify that Role, Title, Juridiction and supervisor can be assign to participating agent within an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2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1_addEventToPlan</text:p>
          </table:table-cell>
          <table:table-cell table:style-name="ce72" office:value-type="string">
            <text:p>Verify that Event can be added to a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2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2_addPhase</text:p>
          </table:table-cell>
          <table:table-cell table:style-name="ce72" office:value-type="string">
            <text:p>Verify that phases can be created for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2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1">
          <table:table-cell table:style-name="ce2" office:value-type="string">
            <text:p>MAP0013_addPhaseDetails</text:p>
          </table:table-cell>
          <table:table-cell table:style-name="ce72" office:value-type="string">
            <text:p>Verify that phases details can be added to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4_addSegment</text:p>
          </table:table-cell>
          <table:table-cell table:style-name="ce72" office:value-type="string">
            <text:p>Verfy that Segment can be added to the plan</text:p>
          </table:table-cell>
          <table:table-cell table:style-name="ce72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5_removeSegment</text:p>
          </table:table-cell>
          <table:table-cell table:style-name="ce72" office:value-type="string">
            <text:p>Verfy that Segment can be deleted fromthe pla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16_addEvent</text:p>
          </table:table-cell>
          <table:table-cell table:style-name="ce72" office:value-type="string">
            <text:p>Verify that event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7_deleteEvent</text:p>
          </table:table-cell>
          <table:table-cell table:style-name="ce72" office:value-type="string">
            <text:p>Verify that event can be deleted <text:s/>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18_attachFile</text:p>
          </table:table-cell>
          <table:table-cell table:style-name="ce72" office:value-type="string">
            <text:p>Verify that file can be attachment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9_deleteAttachFile</text:p>
          </table:table-cell>
          <table:table-cell table:style-name="ce72" office:value-type="string">
            <text:p>Verify that attachment can be deleted 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6">
          <table:table-cell table:style-name="ce2" office:value-type="string">
            <text:p>MAP0020_addFileToEvent</text:p>
          </table:table-cell>
          <table:table-cell table:style-name="ce72" office:value-type="string">
            <text:p>Verify that Attachment can be added to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2" office:value-type="string">
            <text:p>MAP0021_deleteFileOfEvent</text:p>
          </table:table-cell>
          <table:table-cell table:style-name="ce72" office:value-type="string">
            <text:p>Verify that Attachment can be deleted from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2" office:value-type="string">
            <text:p>MAP0022_addGoal</text:p>
          </table:table-cell>
          <table:table-cell table:style-name="ce72" office:value-type="string">
            <text:p>Verify that Goal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3_removeGoal</text:p>
          </table:table-cell>
          <table:table-cell table:style-name="ce72" office:value-type="string">
            <text:p>Verify that Goal can be deleted <text:s/>from the Segment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'Add new segment' option under 'Actions' pop up menu</text:span></text:p>
            <text:p><text:span text:style-name="T2">6. Enter the details</text:span></text:p>
            <text:p><text:span text:style-name="T2">7. Click on 'done' button</text:span></text:p>
            <text:p>8. Click on 'About plan segment' option under 'Show' pop up menu.</text:p>
            <text:p>9 Click on 'goals' option under 'show' pop up menu.</text:p>
            <text:p><text:span text:style-name="T2">10. Enter and select the values for Objective, Category, Magnitude, Organization, Goal and Achieved at end</text:span></text:p>
            <text:p>11. Click on delete option of respective goal</text:p>
            <text:p>12 Click on 'done' button</text:p>
            <text:p><text:span text:style-name="T2">13. Click on 'Logout &lt;username&gt;' option under 'Actions' pop 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4_moveTask</text:p>
          </table:table-cell>
          <table:table-cell table:style-name="ce72" office:value-type="string">
            <text:p>Verify that task(s) can be moved from one segment to another segment</text:p>
          </table:table-cell>
          <table:table-cell table:style-name="ce72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69"/>
          <table:table-cell table:number-columns-repeated="1023"/>
        </table:table-row>
        <table:table-row table:style-name="ro69">
          <table:table-cell table:style-name="ce70" office:value-type="string">
            <text:p>MAP0025_receiveTask</text:p>
          </table:table-cell>
          <table:table-cell table:style-name="ce73" office:value-type="string">
            <text:p>Verify that user is able to receive task information/event message from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>
          <table:table-cell table:style-name="ce71"/>
          <table:table-cell table:number-columns-repeated="1023"/>
        </table:table-row>
        <table:table-row table:style-name="ro70">
          <table:table-cell table:style-name="ce70" office:value-type="string">
            <text:p>MAP0026_sendTask</text:p>
          </table:table-cell>
          <table:table-cell table:style-name="ce73" office:value-type="string">
            <text:p>Verify that user is able to sent task information/event message to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74"/>
        <table:table-column table:style-name="co37" table:visibility="collapse" table:default-cell-style-name="ce94"/>
        <table:table-column table:style-name="co38" table:visibility="collapse" table:default-cell-style-name="ce94"/>
        <table:table-column table:style-name="co37" table:visibility="collapse" table:default-cell-style-name="ce94"/>
        <table:table-column table:style-name="co37" table:default-cell-style-name="ce74"/>
        <table:table-column table:style-name="co38" table:default-cell-style-name="ce74"/>
        <table:table-column table:style-name="co39" table:default-cell-style-name="ce74"/>
        <table:table-column table:style-name="co1" table:number-columns-repeated="3" table:default-cell-style-name="ce74"/>
        <table:table-column table:style-name="co40" table:default-cell-style-name="ce74"/>
        <table:table-column table:style-name="co1" table:number-columns-repeated="1008" table:default-cell-style-name="ce74"/>
        <table:table-column table:style-name="co1" table:default-cell-style-name="ce94"/>
        <table:table-column table:style-name="co8" table:default-cell-style-name="ce94"/>
        <table:table-row table:style-name="ro57">
          <table:table-cell table:style-name="ce97" office:value-type="string">
            <text:p>TEST CASE ID</text:p>
          </table:table-cell>
          <table:table-cell table:style-name="ce97" office:value-type="string">
            <text:p>TITLE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KEY VERIFICATION</text:p>
          </table:table-cell>
          <table:table-cell table:style-name="ce117" table:number-columns-repeated="4"/>
          <table:table-cell table:style-name="ce97" office:value-type="string">
            <text:p>AUTOMATED</text:p>
          </table:table-cell>
          <table:table-cell table:style-name="ce97" office:value-type="string">
            <text:p>RESULT</text:p>
          </table:table-cell>
          <table:table-cell table:style-name="ce97" office:value-type="string">
            <text:p>SCRIPT EXCEPTION</text:p>
          </table:table-cell>
          <table:table-cell table:style-name="ce97" office:value-type="string">
            <text:p>ERROR</text:p>
          </table:table-cell>
          <table:table-cell table:style-name="ce137" office:value-type="string">
            <text:p>TICKET NO.</text:p>
          </table:table-cell>
          <table:table-cell table:style-name="ce138" office:value-type="string">
            <text:p>COMMENT</text:p>
          </table:table-cell>
          <table:table-cell table:style-name="ce140" table:number-columns-repeated="1008"/>
          <table:table-cell table:style-name="ce117" table:number-columns-repeated="2"/>
        </table:table-row>
        <table:table-row table:style-name="ro57">
          <table:table-cell table:style-name="ce98" table:number-columns-repeated="4"/>
          <table:table-cell table:number-columns-repeated="3"/>
          <table:table-cell table:style-name="ce98" table:number-columns-repeated="2"/>
          <table:table-cell table:style-name="ce122"/>
          <table:table-cell table:style-name="ce133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99" office:value-type="string">
            <text:p>MAC0002_UndoRemoveThisSegment</text:p>
          </table:table-cell>
          <table:table-cell table:style-name="ce100" office:value-type="string">
            <text:p>Verify that user is able to undo the removed segment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16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23"/>
          <table:table-cell table:number-columns-repeated="1014"/>
        </table:table-row>
        <table:table-row table:style-name="ro59">
          <table:table-cell table:style-name="ce99" office:value-type="string">
            <text:p>MAC0003_UndoAddGoal</text:p>
          </table:table-cell>
          <table:table-cell table:style-name="ce94" office:value-type="string">
            <text:p>Verify that user is able to undo the added goal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16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23"/>
          <table:table-cell table:number-columns-repeated="1014"/>
        </table:table-row>
        <table:table-row table:style-name="ro67">
          <table:table-cell table:style-name="ce99" office:value-type="string">
            <text:p>MAC0004_UndoRemoveGoal</text:p>
          </table:table-cell>
          <table:table-cell table:style-name="ce100" office:value-type="string">
            <text:p>Verify that user is able to undo the removed goal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16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2">
          <table:table-cell table:style-name="ce99" office:value-type="string">
            <text:p>MAC0005_UndoAddNewTask</text:p>
          </table:table-cell>
          <table:table-cell table:style-name="ce100" office:value-type="string">
            <text:p>Verify that user is able to undo the added task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100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5">
          <table:table-cell table:style-name="ce99" office:value-type="string">
            <text:p>MAC0006_UndoCutTask</text:p>
          </table:table-cell>
          <table:table-cell table:style-name="ce100" office:value-type="string">
            <text:p>Verify that user is able to undo the task which was <text:s/>'cut'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100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99" office:value-type="string">
            <text:p>MAC0007_UndoPasteTaskUsingCut</text:p>
          </table:table-cell>
          <table:table-cell table:style-name="ce100" office:value-type="string">
            <text:p>Verify that user is able to undo the task which was pasted using cu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100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6">
          <table:table-cell table:style-name="ce99" office:value-type="string">
            <text:p>MAC0008_UndoPasteTaskUsingCopy</text:p>
          </table:table-cell>
          <table:table-cell table:style-name="ce100" office:value-type="string">
            <text:p>Verify that user is able to undo the task which was pasted using copy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100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/>
          <table:table-cell table:style-name="ce94" table:number-columns-repeated="3"/>
          <table:table-cell table:number-columns-repeated="5"/>
          <table:table-cell table:style-name="ce123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100" office:value-type="string">
            <text:p>MAC0009_UndoDuplicateTask</text:p>
          </table:table-cell>
          <table:table-cell table:style-name="ce100" office:value-type="string">
            <text:p>Verify that user is able to undo the duplicate task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100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18" table:number-columns-repeated="3"/>
          <table:table-cell table:style-name="ce100"/>
          <table:table-cell table:style-name="ce99" office:value-type="string">
            <text:p>Yes</text:p>
          </table:table-cell>
          <table:table-cell table:style-name="ce125"/>
          <table:table-cell table:style-name="ce108" table:number-columns-repeated="1012"/>
          <table:table-cell table:style-name="ce118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99" office:value-type="string">
            <text:p>MAC0010_UndoIntermediateTask</text:p>
          </table:table-cell>
          <table:table-cell table:style-name="ce100" office:value-type="string">
            <text:p>Verify that user is able to undo the Intermediate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100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101" office:value-type="string">
            <text:p>MAC0011_UndoDisintermediateTask</text:p>
          </table:table-cell>
          <table:table-cell table:style-name="ce102" office:value-type="string">
            <text:p>Verify that user is able to undo the disIntermediate task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02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19"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34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99" office:value-type="string">
            <text:p>MAC0012_UndoMoveTask</text:p>
          </table:table-cell>
          <table:table-cell table:style-name="ce100" office:value-type="string">
            <text:p>Verify that user is able to undo the tasks which were 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100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102" office:value-type="string">
            <text:p>MAC0013_UndoConnectFlow</text:p>
          </table:table-cell>
          <table:table-cell table:style-name="ce112" office:value-type="string">
            <text:p>Connect with flow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12"/>
          <table:table-cell table:style-name="ce119" table:number-columns-repeated="3"/>
          <table:table-cell table:style-name="ce102"/>
          <table:table-cell table:style-name="ce101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17">
          <table:table-cell table:style-name="ce103" office:value-type="string">
            <text:p>MAC0014_UndoUpdateSet</text:p>
          </table:table-cell>
          <table:table-cell table:style-name="ce113" office:value-type="string">
            <text:p>Update (set, add, move, remove)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Functionality does not exist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7">
          <table:table-cell table:style-name="ce99" office:value-type="string">
            <text:p>MAC0015_UndoAddIssue</text:p>
          </table:table-cell>
          <table:table-cell table:style-name="ce100" office:value-type="string">
            <text:p>Verify that user is able to undo the newly added issue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100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99" office:value-type="string">
            <text:p>MAC0016_UndoRemoveIssue</text:p>
          </table:table-cell>
          <table:table-cell table:style-name="ce100" office:value-type="string">
            <text:p>Verify that user is able to undo the issue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100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99" office:value-type="string">
            <text:p>MAC0017_UndoAttachDocument</text:p>
          </table:table-cell>
          <table:table-cell table:style-name="ce100" office:value-type="string">
            <text:p>Verify that user is able to undo the attached <text:s/>docu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100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102" office:value-type="string">
            <text:p>MAC0018_CopyAttachment</text:p>
          </table:table-cell>
          <table:table-cell table:style-name="ce112" office:value-type="string">
            <text:p>Verify that user is able to copy the attachment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2" office:value-type="string">
            <text:p>When clicked on copy option, the respective attachment should be copied</text:p>
          </table:table-cell>
          <table:table-cell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8">
          <table:table-cell table:style-name="ce102" office:value-type="string">
            <text:p>MAC0019_CutAttachment</text:p>
          </table:table-cell>
          <table:table-cell table:style-name="ce112" office:value-type="string">
            <text:p>Verify that user is able to cut the attachment</text:p>
          </table:table-cell>
          <table:table-cell table:style-name="ce112"/>
          <table:table-cell table:style-name="ce112" office:value-type="string">
            <text:p>The attachment should be copied successfully</text:p>
          </table:table-cell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9">
          <table:table-cell table:style-name="ce99" office:value-type="string">
            <text:p>MAC0020_UndoPasteAttachment</text:p>
          </table:table-cell>
          <table:table-cell table:style-name="ce100" office:value-type="string">
            <text:p>Verify that user is able to undo the attachment which was past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12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102" office:value-type="string">
            <text:p>MAC0021_CopyTask</text:p>
          </table:table-cell>
          <table:table-cell table:style-name="ce112" office:value-type="string">
            <text:p>Verify that user is able to undo the task which was copi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12" office:value-type="string">
            <text:p>Mentioned a Query for this</text:p>
          </table:table-cell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5">
          <table:table-cell table:style-name="ce99" office:value-type="string">
            <text:p>MAC0022_UndoSetTaskFromCopy</text:p>
          </table:table-cell>
          <table:table-cell table:style-name="ce100" office:value-type="string">
            <text:p>Verify that user is able to undo the set task from copy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100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102" office:value-type="string">
            <text:p>MAC0023_UndoAddInfoNeed</text:p>
          </table:table-cell>
          <table:table-cell table:style-name="ce112" office:value-type="string">
            <text:p>Add (info) need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1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102" office:value-type="string">
            <text:p>MAC0024_UndoAddInfoCapability</text:p>
          </table:table-cell>
          <table:table-cell table:style-name="ce112" office:value-type="string">
            <text:p>Add (info) capability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1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6">
          <table:table-cell table:style-name="ce99" office:value-type="string">
            <text:p>MAC0025_UndoRemoveFlow</text:p>
          </table:table-cell>
          <table:table-cell table:style-name="ce100" office:value-type="string">
            <text:p>Verify that user is able to undo the flow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100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99" office:value-type="string">
            <text:p>MAC0026_UndoDuplicateFlow</text:p>
          </table:table-cell>
          <table:table-cell table:style-name="ce100" office:value-type="string">
            <text:p>Verify that user is able to undo the performed Duplicate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100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6">
          <table:table-cell table:style-name="ce99" office:value-type="string">
            <text:p>MAC0027_UndoBreakUpFlow</text:p>
          </table:table-cell>
          <table:table-cell table:style-name="ce100" office:value-type="string">
            <text:p>Verify that user is able to undo the performed Break up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100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101" office:value-type="string">
            <text:p>MAC0028_CopyFlow</text:p>
          </table:table-cell>
          <table:table-cell table:style-name="ce102" office:value-type="string">
            <text:p>Verify that user is able to undo the flow which was copied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02" office:value-type="string">
            <text:p>When clicked on 'Copy flow' option, the flow should be copied and a message 'Flow copied' should be displayed at the top of window</text:p>
          </table:table-cell>
          <table:table-cell table:style-name="ce119" table:number-columns-repeated="3"/>
          <table:table-cell table:style-name="ce101"/>
          <table:table-cell table:style-name="ce102" office:value-type="string">
            <text:p>Yes</text:p>
          </table:table-cell>
          <table:table-cell table:style-name="ce126"/>
          <table:table-cell table:style-name="ce134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4">
          <table:table-cell table:style-name="ce104" office:value-type="string">
            <text:p>MAC0029_UndoTransferJobs</text:p>
          </table:table-cell>
          <table:table-cell table:style-name="ce114" office:value-type="string">
            <text:p>Verify that user is able to undo the jobs which were transferred</text:p>
          </table:table-cell>
          <table:table-cell table:style-name="ce11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14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20"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9"/>
          <table:table-cell table:style-name="ce107" table:number-columns-repeated="1012"/>
          <table:table-cell table:style-name="ce120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17">
          <table:table-cell table:style-name="ce103" office:value-type="string">
            <text:p>MAC0030_UndoUpdateSet</text:p>
          </table:table-cell>
          <table:table-cell table:style-name="ce113" office:value-type="string">
            <text:p>Create entity if new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Functionality does not exist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style-name="ce115" table:number-columns-repeated="3"/>
          <table:table-cell table:number-columns-repeated="3"/>
          <table:table-cell table:style-name="ce105" table:number-columns-repeated="2"/>
          <table:table-cell table:style-name="ce130"/>
          <table:table-cell table:number-columns-repeated="1014"/>
        </table:table-row>
        <table:table-row table:style-name="ro1">
          <table:table-cell table:number-columns-repeated="9"/>
          <table:table-cell table:style-name="ce124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10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99" office:value-type="string">
            <text:p>MAC0032_RedoRemoveThisSegment</text:p>
          </table:table-cell>
          <table:table-cell table:style-name="ce100" office:value-type="string">
            <text:p>Verify that user is able to re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100" office:value-type="string">
            <text:p>Verify that user is able to re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100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59">
          <table:table-cell table:style-name="ce99" office:value-type="string">
            <text:p>MAC0034_RedoRemoveGoal</text:p>
          </table:table-cell>
          <table:table-cell table:style-name="ce100" office:value-type="string">
            <text:p>Verify that user is able to re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100" office:value-type="string">
            <text:p>Verify that user is able to redo the added task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100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1">
          <table:table-cell table:style-name="ce99" office:value-type="string">
            <text:p>MAC0036_RedoCutTask</text:p>
          </table:table-cell>
          <table:table-cell table:style-name="ce100" office:value-type="string">
            <text:p>Verify that user is able to redo the task which was <text:s/>'cut'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100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5">
          <table:table-cell office:value-type="string">
            <text:p>MAC0037_RedoPasteTaskUsingCut</text:p>
          </table:table-cell>
          <table:table-cell table:style-name="ce100" office:value-type="string">
            <text:p>Verify that user is able to redo the task which was past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100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102" office:value-type="string">
            <text:p>MAC0038_RedoPasteTaskUsingCopy</text:p>
          </table:table-cell>
          <table:table-cell table:style-name="ce112" office:value-type="string">
            <text:p>Verify that user is able to redo the task which was <text:s/>Past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12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27"/>
          <table:table-cell table:style-name="ce10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2">
          <table:table-cell table:style-name="ce106" office:value-type="string">
            <text:p>MAC0039_RedoDuplicateTask</text:p>
          </table:table-cell>
          <table:table-cell table:style-name="ce112" office:value-type="string">
            <text:p>Verify that user is able to redo the task which was <text:s/>duplicat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12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102"/>
          <table:table-cell table:style-name="ce99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90">
          <table:table-cell table:style-name="ce99" office:value-type="string">
            <text:p>MAC0040_RedoIntermediateTask</text:p>
          </table:table-cell>
          <table:table-cell table:style-name="ce100" office:value-type="string">
            <text:p>Verify that user is able to redo the Intermediate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100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1">
          <table:table-cell table:style-name="ce107" office:value-type="string">
            <text:p>MAC0041_RedoDisintermediateTask</text:p>
          </table:table-cell>
          <table:table-cell table:style-name="ce104" office:value-type="string">
            <text:p>Verify that user is able to redo the disIntermediate task</text:p>
          </table:table-cell>
          <table:table-cell table:style-name="ce10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04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20" table:number-columns-repeated="3"/>
          <table:table-cell table:style-name="ce121"/>
          <table:table-cell table:style-name="ce121" office:value-type="string">
            <text:p>No</text:p>
          </table:table-cell>
          <table:table-cell table:style-name="ce131"/>
          <table:table-cell table:style-name="ce135" table:number-columns-repeated="1012"/>
          <table:table-cell table:style-name="ce120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9">
          <table:table-cell table:style-name="ce99" office:value-type="string">
            <text:p>MAC0042_RedoMoveTask</text:p>
          </table:table-cell>
          <table:table-cell table:style-name="ce100" office:value-type="string">
            <text:p>Verify that user is able to redo the tasks which were 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100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8">
          <table:table-cell table:style-name="ce106" office:value-type="string">
            <text:p>MAC0043_RedoConnectFlow</text:p>
          </table:table-cell>
          <table:table-cell table:style-name="ce112" office:value-type="string">
            <text:p>Connect with flow</text:p>
          </table:table-cell>
          <table:table-cell table:style-name="ce112" table:number-columns-repeated="2"/>
          <table:table-cell table:style-name="ce119" table:number-columns-repeated="3"/>
          <table:table-cell table:style-name="ce102"/>
          <table:table-cell table:style-name="ce101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17">
          <table:table-cell table:style-name="ce103" office:value-type="string">
            <text:p>MAC0044_RedoUpdateSet</text:p>
          </table:table-cell>
          <table:table-cell table:style-name="ce113" office:value-type="string">
            <text:p>Update (set, add, move, remove)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Functionality does not exist</text:p>
          </table:table-cell>
          <table:table-cell table:style-name="ce109"/>
          <table:table-cell table:style-name="ce142" table:number-columns-repeated="1007"/>
          <table:table-cell table:style-name="ce144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0">
          <table:table-cell table:style-name="ce108" office:value-type="string">
            <text:p>MAC0045_RedoAddIssue</text:p>
          </table:table-cell>
          <table:table-cell table:style-name="ce100" office:value-type="string">
            <text:p>Verify that user is able to redo the newly added issue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100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99" office:value-type="string">
            <text:p>MAC0046_RedoRemoveIssue</text:p>
          </table:table-cell>
          <table:table-cell table:style-name="ce100" office:value-type="string">
            <text:p>Verify that user is able to redo the issue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100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59">
          <table:table-cell office:value-type="string">
            <text:p>MAC0047_RedoAttachDocument</text:p>
          </table:table-cell>
          <table:table-cell table:style-name="ce100" office:value-type="string">
            <text:p>Verify that user is able to redo the attached <text:s/>docu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100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103" office:value-type="string">
            <text:p>MAC0048_RedocopyAttachment</text:p>
          </table:table-cell>
          <table:table-cell table:style-name="ce113" office:value-type="string">
            <text:p>Verify that user is able to copy the attachment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3" office:value-type="string">
            <text:p>When clicked on copy option, the respective attachment should be copied</text:p>
          </table:table-cell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Cannot Redo copy attachment</text:p>
          </table:table-cell>
          <table:table-cell table:style-name="ce106"/>
          <table:table-cell table:style-name="ce141" table:number-columns-repeated="1007"/>
          <table:table-cell table:style-name="ce96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17">
          <table:table-cell table:style-name="ce109" office:value-type="string">
            <text:p>MAC0049_RedoCutAttachment</text:p>
          </table:table-cell>
          <table:table-cell table:style-name="ce113" office:value-type="string">
            <text:p>Verify that user is able to cut the attachment</text:p>
          </table:table-cell>
          <table:table-cell table:style-name="ce113"/>
          <table:table-cell table:style-name="ce113" office:value-type="string">
            <text:p>The attachment should be copied successfully</text:p>
          </table:table-cell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cannot redo cut attachment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91">
          <table:table-cell table:style-name="ce99" office:value-type="string">
            <text:p>MAC0050_RedoPasteAttachment</text:p>
          </table:table-cell>
          <table:table-cell table:style-name="ce100" office:value-type="string">
            <text:p>Verify that user is able to redo the attachment which was paste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12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6">
          <table:table-cell table:style-name="ce109" office:value-type="string">
            <text:p>MAC0051_RedoCopyTask</text:p>
          </table:table-cell>
          <table:table-cell table:style-name="ce113" office:value-type="string">
            <text:p>Verify that user is able to redo the task which was copi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13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cannot redo copy task</text:p>
          </table:table-cell>
          <table:table-cell table:style-name="ce106"/>
          <table:table-cell table:style-name="ce141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3">
          <table:table-cell table:style-name="ce99" office:value-type="string">
            <text:p>MAC0052_RedoSetTaskFromCopy</text:p>
          </table:table-cell>
          <table:table-cell table:style-name="ce100" office:value-type="string">
            <text:p>Verify that user is able to redo the set task from copy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100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8">
          <table:table-cell table:style-name="ce106" office:value-type="string">
            <text:p>MAC0053_redoAddInfoNeed</text:p>
          </table:table-cell>
          <table:table-cell table:style-name="ce112" office:value-type="string">
            <text:p>Add (info) need</text:p>
          </table:table-cell>
          <table:table-cell table:style-name="ce112" table:number-columns-repeated="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8">
          <table:table-cell table:style-name="ce102" office:value-type="string">
            <text:p>MAC0054_RedoAddInfoCapability</text:p>
          </table:table-cell>
          <table:table-cell table:style-name="ce112" office:value-type="string">
            <text:p>Add (info) capability</text:p>
          </table:table-cell>
          <table:table-cell table:style-name="ce112" table:number-columns-repeated="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2">
          <table:table-cell table:style-name="ce110" office:value-type="string">
            <text:p>MAC0055_RedoRemoveFlow</text:p>
          </table:table-cell>
          <table:table-cell table:style-name="ce100" office:value-type="string">
            <text:p>Verify that user is able to redo the flow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100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99" office:value-type="string">
            <text:p>MAC0056_RedoDuplicateFlow</text:p>
          </table:table-cell>
          <table:table-cell table:style-name="ce100" office:value-type="string">
            <text:p>Verify that user is able to redo the performed Duplicate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100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2">
          <table:table-cell table:style-name="ce99" office:value-type="string">
            <text:p>MAC0057_RedoBreakUpFlow</text:p>
          </table:table-cell>
          <table:table-cell table:style-name="ce100" office:value-type="string">
            <text:p>Verify that user is able to redo the performed Break up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100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111" office:value-type="string">
            <text:p>MAC0058_RedoCopyFlow</text:p>
          </table:table-cell>
          <table:table-cell table:style-name="ce103" office:value-type="string">
            <text:p>Verify that user is able to redo the flow which is copied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03" office:value-type="string">
            <text:p>When clicked on 'Copy flow' option, the flow should be copied and a message 'Flow copied' should be displayed at top of the window</text:p>
          </table:table-cell>
          <table:table-cell table:style-name="ce90" table:number-columns-repeated="3"/>
          <table:table-cell table:style-name="ce111"/>
          <table:table-cell table:style-name="ce103"/>
          <table:table-cell table:style-name="ce132" office:value-type="string">
            <text:p>Invalid</text:p>
          </table:table-cell>
          <table:table-cell table:style-name="ce136" table:number-columns-repeated="3"/>
          <table:table-cell table:style-name="ce139" office:value-type="string">
            <text:p>cannot redo copy flow</text:p>
          </table:table-cell>
          <table:table-cell/>
          <table:table-cell table:style-name="ce135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5">
          <table:table-cell table:style-name="ce104" office:value-type="string">
            <text:p>MAC0059_RedoTransferJobs</text:p>
          </table:table-cell>
          <table:table-cell table:style-name="ce114" office:value-type="string">
            <text:p>Verify that user is able to undo the jobs which were transferred</text:p>
          </table:table-cell>
          <table:table-cell table:style-name="ce11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14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20" table:number-columns-repeated="3"/>
          <table:table-cell table:style-name="ce104"/>
          <table:table-cell table:style-name="ce104" office:value-type="string">
            <text:p>No</text:p>
          </table:table-cell>
          <table:table-cell table:style-name="ce129"/>
          <table:table-cell table:style-name="ce107" table:number-columns-repeated="1012"/>
          <table:table-cell table:style-name="ce120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8">
          <table:table-cell table:style-name="ce103" office:value-type="string">
            <text:p>MAC0060</text:p>
          </table:table-cell>
          <table:table-cell table:style-name="ce113" office:value-type="string">
            <text:p>Create entity if new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6" office:value-type="string">
            <text:p>cannot automate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style-name="ce115" table:number-columns-repeated="3"/>
          <table:table-cell table:number-columns-repeated="3"/>
          <table:table-cell table:style-name="ce105" table:number-columns-repeated="2"/>
          <table:table-cell table:style-name="ce130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09/22/2011</text:date>, <text:time>11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22T11:12:53.37</dc:date>
    <meta:editing-cycles>153</meta:editing-cycles>
    <meta:editing-duration>PT17H26M25S</meta:editing-duration>
    <meta:document-statistic meta:table-count="4" meta:cell-count="11870" meta:object-count="0"/>
  </office:meta>
</office:document-meta>
</file>